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01515d9" officeooo:paragraph-rsid="001515d9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iberation Sans" officeooo:rsid="001515d9" officeooo:paragraph-rsid="001515d9"/>
    </style:style>
    <style:style style:name="P4" style:family="paragraph" style:parent-style-name="Standard">
      <style:text-properties style:font-name="Liberation Sans" officeooo:rsid="00258265" officeooo:paragraph-rsid="00258265"/>
    </style:style>
    <style:style style:name="P5" style:family="paragraph" style:parent-style-name="Standard">
      <style:text-properties style:font-name="Liberation Sans" officeooo:rsid="00258265" officeooo:paragraph-rsid="0028d19c"/>
    </style:style>
    <style:style style:name="P6" style:family="paragraph" style:parent-style-name="Standard">
      <style:text-properties style:font-name="Liberation Sans" officeooo:rsid="0023f441" officeooo:paragraph-rsid="0023f441"/>
    </style:style>
    <style:style style:name="P7" style:family="paragraph" style:parent-style-name="Standard">
      <style:text-properties style:font-name="Liberation Sans" officeooo:rsid="00298fc5" officeooo:paragraph-rsid="00298fc5"/>
    </style:style>
    <style:style style:name="P8" style:family="paragraph" style:parent-style-name="Standard">
      <style:text-properties style:font-name="Liberation Sans" officeooo:rsid="002acf2c" officeooo:paragraph-rsid="002acf2c"/>
    </style:style>
    <style:style style:name="P9" style:family="paragraph" style:parent-style-name="Standard">
      <style:text-properties style:font-name="Liberation Sans" officeooo:rsid="002cc995" officeooo:paragraph-rsid="002cc995"/>
    </style:style>
    <style:style style:name="P10" style:family="paragraph" style:parent-style-name="Standard">
      <style:text-properties style:font-name="Liberation Sans" officeooo:rsid="00276af6" officeooo:paragraph-rsid="0028d19c"/>
    </style:style>
    <style:style style:name="P11" style:family="paragraph" style:parent-style-name="Standard">
      <style:text-properties style:font-name="Liberation Sans" officeooo:rsid="002ef79b" officeooo:paragraph-rsid="002ef79b"/>
    </style:style>
    <style:style style:name="P12" style:family="paragraph" style:parent-style-name="Standard">
      <style:text-properties officeooo:paragraph-rsid="0028d19c"/>
    </style:style>
    <style:style style:name="P13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officeooo:rsid="001515d9" officeooo:paragraph-rsid="0030d4b0"/>
    </style:style>
    <style:style style:name="P14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style:text-underline-style="solid" style:text-underline-width="auto" style:text-underline-color="font-color" fo:font-weight="bold" officeooo:rsid="002ef79b" officeooo:paragraph-rsid="002ef79b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officeooo:rsid="002659e7" officeooo:paragraph-rsid="0030d4b0"/>
    </style:style>
    <style:style style:name="P16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officeooo:rsid="002401d0" officeooo:paragraph-rsid="0030d4b0"/>
    </style:style>
    <style:style style:name="P17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officeooo:paragraph-rsid="0030d4b0"/>
    </style:style>
    <style:style style:name="P18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officeooo:rsid="0031756b" officeooo:paragraph-rsid="0031756b"/>
    </style:style>
    <style:style style:name="P19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fo:color="#000000" style:font-name="Liberation Sans" style:text-underline-style="none" officeooo:rsid="0019838c" officeooo:paragraph-rsid="00316c61"/>
    </style:style>
    <style:style style:name="P20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fo:color="#000000" style:font-name="Liberation Sans" style:text-underline-style="none" officeooo:rsid="001c42f7" officeooo:paragraph-rsid="00316c61"/>
    </style:style>
    <style:style style:name="P21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fo:color="#000000" style:font-name="Liberation Sans" style:text-underline-style="none" officeooo:rsid="0016b498" officeooo:paragraph-rsid="0030d4b0"/>
    </style:style>
    <style:style style:name="P22" style:family="paragraph" style:parent-style-name="Standard" style:master-page-name="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style:page-number="auto" fo:background-color="transparent"/>
      <style:text-properties style:font-name="Liberation Sans" officeooo:rsid="002401d0" officeooo:paragraph-rsid="0030d4b0"/>
    </style:style>
    <style:style style:name="P23" style:family="paragraph" style:parent-style-name="Standard" style:master-page-name="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style:page-number="auto" fo:background-color="transparent"/>
      <style:text-properties style:font-name="Liberation Sans" officeooo:rsid="0023c6f7" officeooo:paragraph-rsid="0030d4b0"/>
    </style:style>
    <style:style style:name="P24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fo:font-weight="bold" officeooo:rsid="00284912" officeooo:paragraph-rsid="00316c61" style:font-weight-asian="bold" style:font-weight-complex="bold"/>
    </style:style>
    <style:style style:name="P25" style:family="paragraph" style:parent-style-name="Standard">
      <style:text-properties style:font-name="Liberation Sans" fo:font-weight="bold" officeooo:rsid="00284912" officeooo:paragraph-rsid="00284912" style:font-weight-asian="bold" style:font-weight-complex="bold"/>
    </style:style>
    <style:style style:name="P26" style:family="paragraph" style:parent-style-name="Standard">
      <style:text-properties style:font-name="Liberation Sans" officeooo:rsid="00298fc5" officeooo:paragraph-rsid="0032ff23"/>
    </style:style>
    <style:style style:name="P27" style:family="paragraph" style:parent-style-name="Standard">
      <style:text-properties style:font-name="Liberation Sans" officeooo:paragraph-rsid="0023f441"/>
    </style:style>
    <style:style style:name="P28" style:family="paragraph" style:parent-style-name="Standard">
      <style:text-properties officeooo:paragraph-rsid="002acf2c"/>
    </style:style>
    <style:style style:name="P29" style:family="paragraph" style:parent-style-name="Standard">
      <style:text-properties officeooo:paragraph-rsid="00298fc5"/>
    </style:style>
    <style:style style:name="P30" style:family="paragraph" style:parent-style-name="Standard">
      <style:paragraph-properties fo:break-before="page"/>
      <style:text-properties style:font-name="Liberation Sans" fo:font-weight="bold" officeooo:rsid="00284912" officeooo:paragraph-rsid="00284912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4f4a6"/>
    </style:style>
    <style:style style:name="T3" style:family="text">
      <style:text-properties style:text-underline-style="solid" style:text-underline-width="auto" style:text-underline-color="font-color" officeooo:rsid="00254925"/>
    </style:style>
    <style:style style:name="T4" style:family="text">
      <style:text-properties style:text-underline-style="solid" style:text-underline-width="auto" style:text-underline-color="font-color" officeooo:rsid="001515d9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515d9"/>
    </style:style>
    <style:style style:name="T7" style:family="text">
      <style:text-properties style:text-underline-style="none" officeooo:rsid="002401d0"/>
    </style:style>
    <style:style style:name="T8" style:family="text">
      <style:text-properties style:text-underline-style="none" officeooo:rsid="00254925"/>
    </style:style>
    <style:style style:name="T9" style:family="text">
      <style:text-properties fo:color="#c9211e"/>
    </style:style>
    <style:style style:name="T10" style:family="text">
      <style:text-properties fo:color="#c9211e" style:text-underline-style="none" officeooo:rsid="001c42f7"/>
    </style:style>
    <style:style style:name="T11" style:family="text">
      <style:text-properties fo:color="#c9211e" style:text-underline-style="solid" style:text-underline-width="auto" style:text-underline-color="font-color"/>
    </style:style>
    <style:style style:name="T12" style:family="text">
      <style:text-properties fo:color="#c9211e" officeooo:rsid="00254925"/>
    </style:style>
    <style:style style:name="T13" style:family="text">
      <style:text-properties officeooo:rsid="0028d19c"/>
    </style:style>
    <style:style style:name="T14" style:family="text">
      <style:text-properties officeooo:rsid="002acf2c"/>
    </style:style>
    <style:style style:name="T15" style:family="text">
      <style:text-properties officeooo:rsid="002cc995"/>
    </style:style>
    <style:style style:name="T16" style:family="text">
      <style:text-properties officeooo:rsid="002401d0"/>
    </style:style>
    <style:style style:name="T17" style:family="text">
      <style:text-properties officeooo:rsid="00254925"/>
    </style:style>
    <style:style style:name="T18" style:family="text">
      <style:text-properties fo:color="#000000" style:text-underline-style="none"/>
    </style:style>
    <style:style style:name="T19" style:family="text">
      <style:text-properties fo:color="#000000" style:text-underline-style="none" officeooo:rsid="002401d0"/>
    </style:style>
    <style:style style:name="T20" style:family="text">
      <style:text-properties officeooo:rsid="002659e7"/>
    </style:style>
    <style:style style:name="T21" style:family="text">
      <style:text-properties style:use-window-font-color="true"/>
    </style:style>
    <style:style style:name="T22" style:family="text">
      <style:text-properties style:use-window-font-color="true" style:text-underline-style="none"/>
    </style:style>
    <style:style style:name="T23" style:family="text">
      <style:text-properties style:use-window-font-color="true" style:text-underline-style="none" officeooo:rsid="00254925"/>
    </style:style>
    <style:style style:name="T24" style:family="text">
      <style:text-properties style:use-window-font-color="true" officeooo:rsid="00254925"/>
    </style:style>
    <style:style style:name="T25" style:family="text">
      <style:text-properties officeooo:rsid="0030d4b0"/>
    </style:style>
    <style:style style:name="T26" style:family="text">
      <style:text-properties style:font-name="Liberation Sans" officeooo:rsid="00276af6"/>
    </style:style>
    <style:style style:name="T27" style:family="text">
      <style:text-properties style:font-name="Liberation Sans" officeooo:rsid="0030d4b0"/>
    </style:style>
    <style:style style:name="T28" style:family="text">
      <style:text-properties style:font-name="Liberation Sans" officeooo:rsid="002acf2c"/>
    </style:style>
    <style:style style:name="T29" style:family="text">
      <style:text-properties style:font-name="Liberation Sans" officeooo:rsid="0032ff23"/>
    </style:style>
    <style:style style:name="T30" style:family="text">
      <style:text-properties style:font-name="Liberation Sans" officeooo:rsid="00298fc5"/>
    </style:style>
    <style:style style:name="T31" style:family="text">
      <style:text-properties officeooo:rsid="00316c61"/>
    </style:style>
    <style:style style:name="T32" style:family="text">
      <style:text-properties officeooo:rsid="0032ff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Relationenmodell AG-Manager</text:p>
      <text:p text:style-name="P3"/>
      <text:p text:style-name="P22">users (<text:span text:style-name="T2">user_</text:span><text:span text:style-name="T1">id</text:span>, username, password, firstname, lastname, email, roll, registrationtime, enabled, last_update)</text:p>
      <text:p text:style-name="P16">teachers (<text:span text:style-name="T11">user_id</text:span>, shorthand)</text:p>
      <text:p text:style-name="P16">students (<text:span text:style-name="T11">user_id</text:span>, studentnumber, class)</text:p>
      <text:p text:style-name="P23">wg<text:span text:style-name="T16">s </text:span>(<text:span text:style-name="T2">wg_</text:span><text:span text:style-name="T1">id</text:span>, title, day, time, duration, max_num, multiple, schoolyear, description)</text:p>
      <text:p text:style-name="P16"><text:span text:style-name="T17">events (</text:span><text:span text:style-name="T3">event_id</text:span><text:span text:style-name="T17">, datetime, duration, annotation, </text:span><text:span text:style-name="T12">wg_id</text:span><text:span text:style-name="T17">)</text:span></text:p>
      <text:p text:style-name="P15">sessions (<text:span text:style-name="T1">session_id</text:span>, logintime, <text:span text:style-name="T9">user_id</text:span>) </text:p>
      <text:p text:style-name="P18">lead (<text:span text:style-name="T11">wg_id, user_id</text:span>)</text:p>
      <text:p text:style-name="P18">present (<text:span text:style-name="T11">event_id, user_id</text:span>)</text:p>
      <text:p text:style-name="P18">participate (<text:span text:style-name="T11">wg_id, user_id</text:span>, schoolyear)</text:p>
      <text:p text:style-name="P18"/>
      <text:p text:style-name="P14">deutsche Übersetzung</text:p>
      <text:p text:style-name="P17"><text:span text:style-name="T6">Benutzer </text:span><text:span text:style-name="T7">(</text:span><text:span text:style-name="T3">Benutzer_</text:span><text:span text:style-name="T4">ID,</text:span><text:span text:style-name="T6"> Benutzername, </text:span><text:span text:style-name="T7">Passwort,</text:span><text:span text:style-name="T6"> Vorname, Nachname, E-Mail, </text:span><text:span text:style-name="T7">Rolle, </text:span><text:span text:style-name="T6">Registrierdatum, </text:span><text:span text:style-name="T7">aktiv, letzte_Aktualisierung)</text:span></text:p>
      <text:p text:style-name="P13"><text:span text:style-name="T18">Lehrer </text:span><text:span text:style-name="T19">(</text:span><text:span text:style-name="T11">Benutzer_ID</text:span><text:span text:style-name="T22">, </text:span><text:span text:style-name="T18">K</text:span><text:span text:style-name="T19">ü</text:span><text:span text:style-name="T18">rzel</text:span><text:span text:style-name="T19">)</text:span></text:p>
      <text:p text:style-name="P13"><text:span text:style-name="T18">Sch</text:span><text:span text:style-name="T19">ü</text:span><text:span text:style-name="T18">ler </text:span><text:span text:style-name="T19">(</text:span><text:span text:style-name="T11">Benutzer_ID</text:span><text:span text:style-name="T19">, </text:span><text:span text:style-name="T18">Sch</text:span><text:span text:style-name="T19">ü</text:span><text:span text:style-name="T18">lern</text:span><text:span text:style-name="T19">ummer</text:span><text:span text:style-name="T18">, Klasse</text:span><text:span text:style-name="T19">)</text:span><text:span text:style-name="T18"> </text:span></text:p>
      <text:p text:style-name="P13">AGs <text:span text:style-name="T16">(</text:span><text:span text:style-name="T3">AG_</text:span><text:span text:style-name="T1">ID</text:span><text:span text:style-name="T5">, Titel, Wochentag, Uhrzeit, Dauer, maxTeilnehmer, Mehrfachbelegbarkeit, Schuljahr, Kurzbeschreibung</text:span><text:span text:style-name="T7">)</text:span></text:p>
      <text:p text:style-name="P17"><text:span text:style-name="T6">Termine </text:span><text:span text:style-name="T8">(</text:span><text:span text:style-name="T3">Termin_</text:span><text:span text:style-name="T4">ID</text:span><text:span text:style-name="T6">, </text:span><text:span text:style-name="T8">Zeitstempel</text:span><text:span text:style-name="T6">, Dauer, <text:s/>Anmerkung, </text:span><text:span text:style-name="T10">AG_ID</text:span><text:span text:style-name="T23">)</text:span></text:p>
      <text:p text:style-name="P21">Session<text:span text:style-name="T20">s</text:span> <text:span text:style-name="T20">(</text:span><text:span text:style-name="T1">Session_ID,</text:span> <text:span text:style-name="T20">Loginzeitstempel</text:span>, <text:span text:style-name="T11">Benutzer_ID</text:span><text:span text:style-name="T24">)</text:span></text:p>
      <text:p text:style-name="P19">Leiten <text:span text:style-name="T31">(</text:span><text:span text:style-name="T11">AG_ID, Benutzer_ID</text:span><text:span text:style-name="T24">)</text:span></text:p>
      <text:p text:style-name="P20">Anwesenheit <text:span text:style-name="T31">(</text:span><text:span text:style-name="T11">Termin ID, Benutzer ID</text:span><text:span text:style-name="T24">)</text:span></text:p>
      <text:p text:style-name="P20"><text:span text:style-name="T14">Teilnahme</text:span> <text:span text:style-name="T31">(</text:span><text:span text:style-name="T11">AG_ID, Benutzer_ID</text:span>, Schuljahr<text:span text:style-name="T24">)</text:span></text:p>
      <text:p text:style-name="P24"/>
      <text:p text:style-name="P30">Transformation<text:span text:style-name="T32">en </text:span></text:p>
      <text:p text:style-name="P25"/>
      <text:p text:style-name="P5">Transformation der Entitätstypen AGs, Termine, Benutzer, Session<text:span text:style-name="T25">s</text:span>: </text:p>
      <text:p text:style-name="P5">1:1 aus ER-Modell übernommen.</text:p>
      <text:p text:style-name="P4"/>
      <text:p text:style-name="P5">Transformation der Subtypenbeziehungen Lehrer, Schueler, Andere: </text:p>
      <text:p text:style-name="P12"><text:span text:style-name="T26">Jeder Subtyp wird zu einem neuen Relationsschema, das alle Attribute des jeweilige</text:span><text:span text:style-name="T27">n</text:span><text:span text:style-name="T26"> Subtyps als auch den Primärschlüssel des Supertyps als Fremdschlüssel enthält. Der Fremdschlüssel wird zum Primärschlüssel des Subtyps. </text:span><text:span text:style-name="T27">Da „Andere“ keine eigenen Attribute besitzt, ist die Relation nicht notwendig zu implementieren. Jeder Benutzer, der kein Schüler oder Lehrer ist, ist automatisch ein „Anderer“.</text:span></text:p>
      <text:p text:style-name="P10"/>
      <text:p text:style-name="P11">Transformation „besitzt“:</text:p>
      <text:p text:style-name="P11">Die einseitig optionale Beziehung (ein Benutzer muss keine Session haben) wird in den Entitätstyp „Session“ durch Hinzunahme der BenutzerID <text:s/>integriert.</text:p>
      <text:p text:style-name="P11">Semantikverlust, da Optionalität nicht mehr erkennbar. Integritätsbedingung (eine Session muss einen Benutzer haben) muss hinzugefügt werden.</text:p>
      <text:p text:style-name="P6"/>
      <text:p text:style-name="P6">Transformation „<text:span text:style-name="T13">anwesend“:</text:span></text:p>
      <text:p text:style-name="P7">Es handelt sich um einen beidseitig optionalen m:n Beziehungstyp. Er wird in eine eigene Relation „Anwesenheit“ transformiert, die die Fremdschlüssel der beteiligten Entitäten (Termine und Benutzer) enthält, <text:span text:style-name="T14">die gemeinsam den Primärschlüssel bilden.</text:span></text:p>
      <text:p text:style-name="P7">Semantikverlust, da Optionalität nicht mehr erkennbar ist. Integritätsbedingung (ein Benutzer kann nicht an mehreren Terminen gleichzeitig anwesend sein) muss hinzugefügt werden.</text:p>
      <text:p text:style-name="P7"/>
      <text:p text:style-name="P26">Transformation „<text:span text:style-name="T32">statt</text:span>finde<text:span text:style-name="T32">n</text:span>“:</text:p>
      <text:p text:style-name="P7">Der n:1 Beziehungstyp (Termin – AG) wird in den Entitätstyp Termine durch Hinzunahme der AG_ID integriert.</text:p>
      <text:p text:style-name="P29"><text:span text:style-name="T30">Semantikverlust, weil einseitige Optionalität (eine AG muss nicht zwangsläufig einen Termin haben) nicht mehr erkennbar. </text:span><text:span text:style-name="T28">Integritätsbedingung notwendig, weil ein Termin genau einer AG zugeordnet werden </text:span><text:span text:style-name="T29">muss (NOT NULL REFERENCES wgs(wg_id))</text:span><text:span text:style-name="T28">. </text:span></text:p>
      <text:p text:style-name="P7"/>
      <text:p text:style-name="P8">Transformation „leite<text:span text:style-name="T32">n</text:span>“:</text:p>
      <text:p text:style-name="P8">Es handelt sich um einen einseitig optionalen m:n Beziehungstyp. Er wird in eine eigene Relation „Leiten“ transformiert, die die Fremdschlüssel der beteiligten Entitätstypen (AGs und Benutzer) enthält, die gemeinsam den Primärschlüssel bilden. </text:p>
      <text:p text:style-name="P8">Semantikverlust, da Optionalität (nicht jeder Benutzer muss eine AG leiten) nicht mehr erkennbar. Keine Integritätsbedingungen notwendig.</text:p>
      <text:p text:style-name="P8"/>
      <text:p text:style-name="P28"><text:span text:style-name="T28">Transformation „</text:span><text:span text:style-name="T29">teilnehmen</text:span><text:span text:style-name="T28">“:</text:span></text:p>
      <text:p text:style-name="P8">Es handelt sich um einen <text:span text:style-name="T15">beid</text:span>seitig optionalen m:n Beziehungstyp. Er wird in eine eigene Relation „Teilnahme“ transformiert, <text:span text:style-name="T15">die die Fremdschlüssel der beteiligten Entitätstypen (AGs und Benutzer) enthält, die gemeinsam den Primärschlüssel bilden. </text:span></text:p>
      <text:p text:style-name="P9">Semantikverlust, da Optionalität (nicht jeder Benutzer muss an einer AG teilnehmen, eine AG muss keine Teilnehmer haben) nicht mehr erkennbar.</text:p>
      <text:p text:style-name="P9">Integritätsbedingung notwendig, um „maxTeilnehmer“ nicht zu überschreiten.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16:21:34.296592945</meta:creation-date>
    <dc:date>2021-03-29T00:29:46.563733446</dc:date>
    <meta:editing-duration>PT2H59M32S</meta:editing-duration>
    <meta:editing-cycles>17</meta:editing-cycles>
    <meta:generator>LibreOffice/6.4.6.2$Linux_X86_64 LibreOffice_project/40$Build-2</meta:generator>
    <meta:document-statistic meta:table-count="0" meta:image-count="0" meta:object-count="0" meta:page-count="2" meta:paragraph-count="41" meta:word-count="425" meta:character-count="3638" meta:non-whitespace-character-count="3243"/>
  </office:meta>
</office:document-meta>
</file>